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e51d9" officeooo:paragraph-rsid="001e51d9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e51d9" officeooo:paragraph-rsid="00276c47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915e4" officeooo:paragraph-rsid="001e51d9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915e4" officeooo:paragraph-rsid="00276c47" style:font-size-asian="15pt" style:font-weight-asian="normal" style:font-size-complex="15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5pt" fo:font-weight="normal" officeooo:rsid="001e51d9" officeooo:paragraph-rsid="001e51d9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line-height="140%" fo:text-align="center" style:justify-single-word="false"/>
      <style:text-properties fo:color="#000000" fo:font-size="15pt" fo:font-weight="normal" officeooo:rsid="001915e4" officeooo:paragraph-rsid="002bf0c3" style:font-size-asian="15pt" style:font-weight-asian="normal" style:font-size-complex="15pt" style:font-weight-complex="normal"/>
    </style:style>
    <style:style style:name="P7" style:family="paragraph">
      <loext:graphic-properties draw:fill="none"/>
      <style:paragraph-properties fo:text-align="center"/>
      <style:text-properties fo:font-size="1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915e4" style:font-size-asian="20pt" style:font-size-complex="20pt"/>
    </style:style>
    <style:style style:name="T3" style:family="text">
      <style:text-properties fo:font-size="20pt" officeooo:rsid="001e51d9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915e4" style:font-size-asian="10pt" style:font-size-complex="1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officeooo:rsid="001915e4" style:font-size-asian="26pt" style:font-size-complex="26pt"/>
    </style:style>
    <style:style style:name="T8" style:family="text">
      <style:text-properties officeooo:rsid="00241f5e"/>
    </style:style>
    <style:style style:name="T9" style:family="text">
      <style:text-properties fo:font-size="14pt" style:font-size-asian="14pt" style:font-size-complex="14pt"/>
    </style:style>
    <style:style style:name="gr1" style:family="graphic">
      <style:graphic-properties svg:stroke-color="#000000" draw:fill="none" draw:textarea-vertical-align="middle" draw:auto-grow-height="false" fo:min-height="2.334cm" fo:min-width="0.2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Milhares de Mulheres</text:span><text:span text:style-name="T2"><text:tab/></text:span><text:span text:style-name="T5">Vanilda Bordieri<text:tab/></text:span><text:span text:style-name="T1">[ 2 ]</text:span></text:p>
      <text:p text:style-name="P3"><draw:custom-shape text:anchor-type="paragraph" draw:z-index="0" draw:style-name="gr1" draw:text-style-name="P7" svg:width="0.294cm" svg:height="2.333cm" svg:x="12.367cm" svg:y="0.01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gr2" draw:text-style-name="P9" svg:width="1.505cm" svg:height="1.712cm" svg:x="12.659cm" svg:y="0.36cm"><draw:text-box><text:p text:style-name="P8"><text:span text:style-name="T9">2x</text:span></text:p><text:p text:style-name="P8"><text:span text:style-name="T9">Inicio</text:span></text:p><text:p text:style-name="P8"><text:span text:style-name="T9">Fim</text:span></text:p></draw:text-box></draw:frame>Milhares de mulheres louvando a Deus</text:p>
      <text:p text:style-name="P3">Milhares de mulheres louvando a Deus</text:p>
      <text:p text:style-name="P3">Milhares de mulheres <text:span text:style-name="T8">(</text:span>como eu louvando a Deus<text:span text:style-name="T8">)</text:span></text:p>
      <text:p text:style-name="P1"/>
      <text:p text:style-name="P3">Eu quero ser como Ana; Consagrar os meus filho no templo</text:p>
      <text:p text:style-name="P3">Eu quero ser como Dortas; Minhas mãos estou oferecendo</text:p>
      <text:p text:style-name="P3">Eu quero ser como Raquel; Esperar no tempo de Deus</text:p>
      <text:p text:style-name="P3">Como Ester vou interceder; Pelo meu povo e agradecer</text:p>
      <text:p text:style-name="P1"/>
      <text:p text:style-name="P3">Vou confiar como Joquebede; Dos meus filhos Deus irá cuidar</text:p>
      <text:p text:style-name="P3">Agradecer todo dia; O meu esposo como Rute amar</text:p>
      <text:p text:style-name="P3">Ser sábia como Abigail; Com inteligência me apresentar</text:p>
      <text:p text:style-name="P3">Serei como Débora para o meu povo; Com autoridade falar</text:p>
      <text:p text:style-name="P1"/>
      <text:p text:style-name="P3">Como Agar no deserto; Uma fonte Deus irá prover</text:p>
      <text:p text:style-name="P3">Já como Sara eu creio; A promessa eu vou receber</text:p>
      <text:p text:style-name="P3">Como Priscila no templo; Minha oferta eu vou entregar</text:p>
      <text:p text:style-name="P3">Igual Rebeca e a amada Maria; A vontade do Pai vou aceitar</text:p>
      <text:p text:style-name="P1"/>
      <text:p text:style-name="P3">Pelos meus filhos vou agradecer; Por meu esposo vou agradecer</text:p>
      <text:p text:style-name="P6">Por minha casa vou agradecer; Pelas vitórias vou agradecer</text:p>
      <text:p text:style-name="P6"><text:span text:style-name="T6">Milhares de Mulheres</text:span><text:span text:style-name="T1"><text:tab/></text:span><text:span text:style-name="T4">Vanilda Bordieri<text:tab/></text:span><text:span text:style-name="T3">[ 2 ]</text:span></text:p>
      <text:p text:style-name="P4"><draw:custom-shape text:anchor-type="paragraph" draw:z-index="2" draw:style-name="gr1" draw:text-style-name="P7" svg:width="0.294cm" svg:height="2.333cm" svg:x="12.367cm" svg:y="0.01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2" draw:text-style-name="P9" svg:width="1.505cm" svg:height="1.712cm" svg:x="12.659cm" svg:y="0.36cm"><draw:text-box><text:p text:style-name="P8"><text:span text:style-name="T9">2x</text:span></text:p><text:p text:style-name="P8"><text:span text:style-name="T9">Inicio</text:span></text:p><text:p text:style-name="P8"><text:span text:style-name="T9">Fim</text:span></text:p></draw:text-box></draw:frame>Milhares de mulheres louvando a Deus</text:p>
      <text:p text:style-name="P4">Milhares de mulheres louvando a Deus</text:p>
      <text:p text:style-name="P4">Milhares de mulheres <text:span text:style-name="T8">(</text:span>como eu louvando a Deus<text:span text:style-name="T8">)</text:span></text:p>
      <text:p text:style-name="P2"/>
      <text:p text:style-name="P4">Eu quero ser como Ana; Consagrar os meus filho no templo</text:p>
      <text:p text:style-name="P4">Eu quero ser como Dortas; Minhas mãos estou oferecendo</text:p>
      <text:p text:style-name="P4">Eu quero ser como Raquel; Esperar no tempo de Deus</text:p>
      <text:p text:style-name="P4">Como Ester vou interceder; Pelo meu povo e agradecer</text:p>
      <text:p text:style-name="P2"/>
      <text:p text:style-name="P4">Vou confiar como Joquebede; Dos meus filhos Deus irá cuidar</text:p>
      <text:p text:style-name="P4">Agradecer todo dia; O meu esposo como Rute amar</text:p>
      <text:p text:style-name="P4">Ser sábia como Abigail; Com inteligência me apresentar</text:p>
      <text:p text:style-name="P4">Serei como Débora para o meu povo; Com autoridade falar</text:p>
      <text:p text:style-name="P2"/>
      <text:p text:style-name="P4">Como Agar no deserto; Uma fonte Deus irá prover</text:p>
      <text:p text:style-name="P4">Já como Sara eu creio; A promessa eu vou receber</text:p>
      <text:p text:style-name="P4">Como Priscila no templo; Minha oferta eu vou entregar</text:p>
      <text:p text:style-name="P4">Igual Rebeca e a amada Maria; A vontade do Pai vou aceitar</text:p>
      <text:p text:style-name="P2"/>
      <text:p text:style-name="P4">Pelos meus filhos vou agradecer; Por meu esposo vou agradecer</text:p>
      <text:p text:style-name="P4">Por minha casa vou agradecer; Pelas vitórias vou agrade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8-25T22:37:11.104674551</dc:date>
    <meta:editing-cycles>27</meta:editing-cycles>
    <meta:editing-duration>PT35M50S</meta:editing-duration>
    <meta:generator>LibreOffice/5.1.4.2$Linux_X86_64 LibreOffice_project/10m0$Build-2</meta:generator>
    <meta:document-statistic meta:table-count="0" meta:image-count="0" meta:object-count="0" meta:page-count="1" meta:paragraph-count="36" meta:word-count="326" meta:character-count="1826" meta:non-whitespace-character-count="1536"/>
  </office:meta>
</office:document-meta>
</file>